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91583"/>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5">
      <style:text-properties officeooo:paragraph-rsid="00191583"/>
    </style:style>
    <style:style style:name="P15" style:family="paragraph" style:parent-style-name="Text_20_body" style:list-style-name="L16">
      <style:text-properties officeooo:paragraph-rsid="00191583"/>
    </style:style>
    <style:style style:name="P16" style:family="paragraph" style:parent-style-name="Text_20_body" style:list-style-name="L17">
      <style:text-properties officeooo:paragraph-rsid="00191583"/>
    </style:style>
    <style:style style:name="P17" style:family="paragraph" style:parent-style-name="Text_20_body" style:list-style-name="L18">
      <style:text-properties officeooo:paragraph-rsid="00191583"/>
    </style:style>
    <style:style style:name="P18" style:family="paragraph" style:parent-style-name="Text_20_body" style:list-style-name="L19">
      <style:text-properties officeooo:paragraph-rsid="00191583"/>
    </style:style>
    <style:style style:name="P19" style:family="paragraph" style:parent-style-name="Text_20_body" style:list-style-name="L20">
      <style:text-properties officeooo:paragraph-rsid="00191583"/>
    </style:style>
    <style:style style:name="P20" style:family="paragraph" style:parent-style-name="Text_20_body" style:list-style-name="L21">
      <style:text-properties officeooo:paragraph-rsid="00191583"/>
    </style:style>
    <style:style style:name="P21" style:family="paragraph" style:parent-style-name="Text_20_body" style:list-style-name="L22">
      <style:text-properties officeooo:paragraph-rsid="00191583"/>
    </style:style>
    <style:style style:name="P22" style:family="paragraph" style:parent-style-name="Text_20_body" style:list-style-name="L23">
      <style:text-properties officeooo:paragraph-rsid="00191583"/>
    </style:style>
    <style:style style:name="P23" style:family="paragraph" style:parent-style-name="Text_20_body" style:list-style-name="L24">
      <style:text-properties officeooo:paragraph-rsid="00191583"/>
    </style:style>
    <style:style style:name="P24" style:family="paragraph" style:parent-style-name="Text_20_body" style:list-style-name="L25">
      <style:text-properties officeooo:paragraph-rsid="00191583"/>
    </style:style>
    <style:style style:name="P25" style:family="paragraph" style:parent-style-name="Text_20_body">
      <style:text-properties officeooo:paragraph-rsid="00191583"/>
    </style:style>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1">
      <style:paragraph-properties fo:margin-top="0in" fo:margin-bottom="0in" loext:contextual-spacing="false"/>
      <style:text-properties officeooo:paragraph-rsid="00191583"/>
    </style:style>
    <style:style style:name="P28" style:family="paragraph" style:parent-style-name="Text_20_body" style:list-style-name="L2">
      <style:paragraph-properties fo:margin-top="0in" fo:margin-bottom="0in" loext:contextual-spacing="false"/>
    </style:style>
    <style:style style:name="P29" style:family="paragraph" style:parent-style-name="Text_20_body" style:list-style-name="L3">
      <style:paragraph-properties fo:margin-top="0in" fo:margin-bottom="0in" loext:contextual-spacing="false"/>
    </style:style>
    <style:style style:name="P30" style:family="paragraph" style:parent-style-name="Text_20_body" style:list-style-name="L4">
      <style:paragraph-properties fo:margin-top="0in" fo:margin-bottom="0in" loext:contextual-spacing="false"/>
    </style:style>
    <style:style style:name="P31" style:family="paragraph" style:parent-style-name="Text_20_body" style:list-style-name="L5">
      <style:paragraph-properties fo:margin-top="0in" fo:margin-bottom="0in" loext:contextual-spacing="false"/>
    </style:style>
    <style:style style:name="P32" style:family="paragraph" style:parent-style-name="Text_20_body" style:list-style-name="L6">
      <style:paragraph-properties fo:margin-top="0in" fo:margin-bottom="0in" loext:contextual-spacing="false"/>
    </style:style>
    <style:style style:name="P33" style:family="paragraph" style:parent-style-name="Text_20_body" style:list-style-name="L7">
      <style:paragraph-properties fo:margin-top="0in" fo:margin-bottom="0in" loext:contextual-spacing="false"/>
    </style:style>
    <style:style style:name="P34" style:family="paragraph" style:parent-style-name="Text_20_body" style:list-style-name="L8">
      <style:paragraph-properties fo:margin-top="0in" fo:margin-bottom="0in" loext:contextual-spacing="false"/>
    </style:style>
    <style:style style:name="P35" style:family="paragraph" style:parent-style-name="Text_20_body" style:list-style-name="L9">
      <style:paragraph-properties fo:margin-top="0in" fo:margin-bottom="0in" loext:contextual-spacing="false"/>
    </style:style>
    <style:style style:name="P36" style:family="paragraph" style:parent-style-name="Text_20_body" style:list-style-name="L10">
      <style:paragraph-properties fo:margin-top="0in" fo:margin-bottom="0in" loext:contextual-spacing="false"/>
    </style:style>
    <style:style style:name="P37" style:family="paragraph" style:parent-style-name="Text_20_body" style:list-style-name="L11">
      <style:paragraph-properties fo:margin-top="0in" fo:margin-bottom="0in" loext:contextual-spacing="false"/>
    </style:style>
    <style:style style:name="P38" style:family="paragraph" style:parent-style-name="Text_20_body" style:list-style-name="L12">
      <style:paragraph-properties fo:margin-top="0in" fo:margin-bottom="0in" loext:contextual-spacing="false"/>
    </style:style>
    <style:style style:name="P39" style:family="paragraph" style:parent-style-name="Text_20_body" style:list-style-name="L13">
      <style:paragraph-properties fo:margin-top="0in" fo:margin-bottom="0in" loext:contextual-spacing="false"/>
    </style:style>
    <style:style style:name="P40" style:family="paragraph" style:parent-style-name="Text_20_body" style:list-style-name="L14">
      <style:paragraph-properties fo:margin-top="0in" fo:margin-bottom="0in" loext:contextual-spacing="false"/>
      <style:text-properties officeooo:paragraph-rsid="00191583"/>
    </style:style>
    <style:style style:name="P41" style:family="paragraph" style:parent-style-name="Text_20_body" style:list-style-name="L15">
      <style:paragraph-properties fo:margin-top="0in" fo:margin-bottom="0in" loext:contextual-spacing="false"/>
      <style:text-properties officeooo:paragraph-rsid="00191583"/>
    </style:style>
    <style:style style:name="P42" style:family="paragraph" style:parent-style-name="Text_20_body" style:list-style-name="L16">
      <style:paragraph-properties fo:margin-top="0in" fo:margin-bottom="0in" loext:contextual-spacing="false"/>
      <style:text-properties officeooo:paragraph-rsid="00191583"/>
    </style:style>
    <style:style style:name="P43" style:family="paragraph" style:parent-style-name="Text_20_body" style:list-style-name="L17">
      <style:paragraph-properties fo:margin-top="0in" fo:margin-bottom="0in" loext:contextual-spacing="false"/>
      <style:text-properties officeooo:paragraph-rsid="00191583"/>
    </style:style>
    <style:style style:name="P44" style:family="paragraph" style:parent-style-name="Text_20_body" style:list-style-name="L18">
      <style:paragraph-properties fo:margin-top="0in" fo:margin-bottom="0in" loext:contextual-spacing="false"/>
      <style:text-properties officeooo:paragraph-rsid="00191583"/>
    </style:style>
    <style:style style:name="P45" style:family="paragraph" style:parent-style-name="Text_20_body" style:list-style-name="L19">
      <style:paragraph-properties fo:margin-top="0in" fo:margin-bottom="0in" loext:contextual-spacing="false"/>
      <style:text-properties officeooo:paragraph-rsid="00191583"/>
    </style:style>
    <style:style style:name="P46" style:family="paragraph" style:parent-style-name="Text_20_body" style:list-style-name="L20">
      <style:paragraph-properties fo:margin-top="0in" fo:margin-bottom="0in" loext:contextual-spacing="false"/>
      <style:text-properties officeooo:paragraph-rsid="00191583"/>
    </style:style>
    <style:style style:name="P47" style:family="paragraph" style:parent-style-name="Text_20_body" style:list-style-name="L21">
      <style:paragraph-properties fo:margin-top="0in" fo:margin-bottom="0in" loext:contextual-spacing="false"/>
      <style:text-properties officeooo:paragraph-rsid="00191583"/>
    </style:style>
    <style:style style:name="P48" style:family="paragraph" style:parent-style-name="Text_20_body" style:list-style-name="L22">
      <style:paragraph-properties fo:margin-top="0in" fo:margin-bottom="0in" loext:contextual-spacing="false"/>
      <style:text-properties officeooo:paragraph-rsid="00191583"/>
    </style:style>
    <style:style style:name="P49" style:family="paragraph" style:parent-style-name="Text_20_body" style:list-style-name="L23">
      <style:paragraph-properties fo:margin-top="0in" fo:margin-bottom="0in" loext:contextual-spacing="false"/>
      <style:text-properties officeooo:paragraph-rsid="00191583"/>
    </style:style>
    <style:style style:name="P50" style:family="paragraph" style:parent-style-name="Text_20_body" style:list-style-name="L24">
      <style:paragraph-properties fo:margin-top="0in" fo:margin-bottom="0in" loext:contextual-spacing="false"/>
      <style:text-properties officeooo:paragraph-rsid="00191583"/>
    </style:style>
    <style:style style:name="P51" style:family="paragraph" style:parent-style-name="Text_20_body" style:list-style-name="L25">
      <style:paragraph-properties fo:margin-top="0in" fo:margin-bottom="0in" loext:contextual-spacing="false"/>
      <style:text-properties officeooo:paragraph-rsid="00191583"/>
    </style:style>
    <style:style style:name="P52" style:family="paragraph" style:parent-style-name="Heading_20_2">
      <style:text-properties officeooo:paragraph-rsid="00191583"/>
    </style:style>
    <style:style style:name="P53" style:family="paragraph" style:parent-style-name="Heading_20_2">
      <style:paragraph-properties fo:break-before="page"/>
      <style:text-properties officeooo:paragraph-rsid="00191583"/>
    </style:style>
    <style:style style:name="P54" style:family="paragraph" style:parent-style-name="Preformatted_20_Text">
      <style:text-properties officeooo:paragraph-rsid="00191583"/>
    </style:style>
    <style:style style:name="P55" style:family="paragraph" style:parent-style-name="Preformatted_20_Text">
      <style:paragraph-properties fo:margin-top="0in" fo:margin-bottom="0.1965in" loext:contextual-spacing="false"/>
    </style:style>
    <style:style style:name="P56" style:family="paragraph" style:parent-style-name="Preformatted_20_Text">
      <style:paragraph-properties fo:margin-top="0in" fo:margin-bottom="0.1965in" loext:contextual-spacing="false"/>
      <style:text-properties officeooo:paragraph-rsid="00191583"/>
    </style:style>
    <style:style style:name="P57" style:family="paragraph" style:parent-style-name="Heading_20_3">
      <style:text-properties officeooo:paragraph-rsid="00191583"/>
    </style:style>
    <style:style style:name="T1" style:family="text">
      <style:text-properties fo:font-size="11pt" style:font-size-asian="11pt" style:font-size-complex="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er-nomade-teil-1-die-baupl-ne"/>Der Nomade, Teil 1: Die Baupläne</text:h>
      <text:p text:style-name="P25">Hochtief ist eine Baufirma, und will in der Nähe von Hamm neue überdimensionale Fabrikgelände für S-K Ihre Security-Abteilung ist zur Zeit viel mit einem Dorf beschäftigt, das nicht geräumt werden will.</text:p>
      <text:p text:style-name="P25">Der Nomade hat versucht, astral zu spionieren, um herauszufinden, was Hochtief plant, um das Dorf Welver plattzumachen. S-K Lohnmagier haben ihn anhand seiner astralen Signatur aufgespürt, und ihn von einem kleinen Runnerteam festnehmen lassen. Er sitzt nun erstmal in Uentrop, in der Nähe des AKWs, bei einem Security-Standort von Hochtief in Gewahrsam.</text:p>
      <text:p text:style-name="P25">Herr Schmidt/Alamais will sowohl die Baupläne des AKWs, als auch den Nomaden befreien. Die Runner wissen nicht, dass die Befreiung auch ein wichtiger Teil des Plans ist.</text:p>
      <text:h text:style-name="P52" text:outline-level="2"><text:bookmark text:name="charaktere"/>Charaktere</text:h>
      <text:p text:style-name="P25">Nomade - Radu Lumanesc</text:p>
      <text:list xml:id="list3175956103" text:style-name="L1">
        <text:list-item>
          <text:p text:style-name="P27">Wandermagier </text:p>
        </text:list-item>
        <text:list-item>
          <text:p text:style-name="P27">Reist umher, etwas exzentrisch, lebt von kleinen Zaubereien, mit der Erde verbunden </text:p>
        </text:list-item>
        <text:list-item>
          <text:p text:style-name="P27">magisches Refugium hinten im Transporter </text:p>
        </text:list-item>
        <text:list-item>
          <text:p text:style-name="P27">Liebt Freiheit und Unabhängigkeit </text:p>
        </text:list-item>
        <text:list-item>
          <text:p text:style-name="P27">Will das ländliche beschützen, politisch aktiv </text:p>
        </text:list-item>
        <text:list-item>
          <text:p text:style-name="P27">rumänische Herkunft </text:p>
        </text:list-item>
        <text:list-item>
          <text:p text:style-name="P27">Er hat eine erhöhte Konzentrationsfähigkeit und Blitzreflexe - drückt sich auch in aufgeweckter Persönlichkeit aus </text:p>
        </text:list-item>
        <text:list-item>
          <text:p text:style-name="P27">Er kommt nicht mit SIMSinn klar und ist da desorientiert </text:p>
        </text:list-item>
        <text:list-item>
          <text:p text:style-name="P27">Voreingenommen gegen Stadtmenschen </text:p>
        </text:list-item>
        <text:list-item>
          <text:p text:style-name="P27">SIN-los, bis S-K ihm eine kriminelle SIN verpasst </text:p>
        </text:list-item>
        <text:list-item>
          <text:p text:style-name="P27">Hat es sich zur Aufgabe gemacht, die Dörfer vor S-K zu schützen </text:p>
        </text:list-item>
        <text:list-item>
          <text:p text:style-name="P27">Erfährt dadurch auch mehr über Politik, Kritik an Konzernen </text:p>
        </text:list-item>
        <text:list-item>
          <text:p text:style-name="P2">Mensch </text:p>
        </text:list-item>
      </text:list>
      <text:p text:style-name="P25">Romina Olafsson</text:p>
      <text:list xml:id="list2811593065" text:style-name="L15">
        <text:list-item>
          <text:p text:style-name="P41">Mensch, ca. 35 Jahre alt </text:p>
        </text:list-item>
        <text:list-item>
          <text:p text:style-name="P41">Eng mit Radu und Eichhörnchen befreundet </text:p>
        </text:list-item>
        <text:list-item>
          <text:p text:style-name="P41">War früher bei einer Spezialeinheit </text:p>
        </text:list-item>
        <text:list-item>
          <text:p text:style-name="P41">Kam dann ins Konzerngefängnis wegen Befehlsverweigerung </text:p>
        </text:list-item>
        <text:list-item>
          <text:p text:style-name="P14">Hat sich nach ihrer Freilassung zur Ruhe gesetzt, aber versteht, dass sie sich verteidigen muss </text:p>
        </text:list-item>
      </text:list>
      <text:p text:style-name="P25">Eichhörnchen</text:p>
      <text:list xml:id="list485097464" text:style-name="L16">
        <text:list-item>
          <text:p text:style-name="P42">Eng mit Radu und Romina befreundet </text:p>
        </text:list-item>
        <text:list-item>
          <text:p text:style-name="P42">Ork, 15 Jahre alt </text:p>
        </text:list-item>
        <text:list-item>
          <text:p text:style-name="P42">Bassist und Texter einer Punkband aus Welver </text:p>
        </text:list-item>
        <text:list-item>
          <text:p text:style-name="P42">Gerade auf der Flucht, weil er eine Baumaschine von Hochtief angezündet hat </text:p>
        </text:list-item>
        <text:list-item>
          <text:p text:style-name="P15">Aufenthaltsort unbekannt </text:p>
        </text:list-item>
      </text:list>
      <text:h text:style-name="P52" text:outline-level="2"/>
      <text:h text:style-name="P53" text:outline-level="2"><text:bookmark text:name="ablauf"/>Ablauf</text:h>
      <text:p text:style-name="P25">Die Runner kriegen einen Anruf von Mattie, dem Fixer. Er sagt, dass sie den Schmidt in Essen treffen werden, und dass sie sich sofort auf den Weg machen müssen. Sie treffen Herr Schmidt in einer Pommesbude in der Öffentlichkeit, keine Bodyguards. Auftrag: "Holt die Baupläne für das AKW aus dem Hochtief-Security-Standort, bevor sie morgen routinemäßig gelöscht werden". (Sie werden eigentlich nie gelöscht, das ist eine Unstimmigkeit).</text:p>
      <text:p text:style-name="P25">In dem Security-Standort treffen die Runner auf einen Lohnmagier, der sie aufspürt, und den Alarm lostritt. Nachdem sie ihn getötet haben, ist die magische Sperre auf dem Nomaden weg. Sie finden den Nomaden in einer Zelle, deren Tür über die Matrix gesichert ist. Entweder der Nomade schafft es so, sie zu überzeugen, ihn freizulassen, oder er nutzt den Beeinflussen-Zauber.</text:p>
      <text:p text:style-name="P25">Sie finden die Baupläne auf dem Host in einem Archiv, zusammen mit einigen Hintergrundinfos, und hauen ab. Sie übergeben die Baupläne Herrn Schmidt in der VR, in einem NeoNet-Host.</text:p>
      <text:h text:style-name="P52" text:outline-level="2"><text:bookmark text:name="treffen-mit-herr-schmidt"/>Treffen mit Herr Schmidt</text:h>
      <text:p text:style-name="P25">Eine Pommesbude, wie sie im Pott an jeder Ecke steht.</text:p>
      <text:list xml:id="list860077246" text:style-name="L17">
        <text:list-item>
          <text:p text:style-name="P43">Neon-Anzeige: Mannis Frittenbude </text:p>
        </text:list-item>
        <text:list-item>
          <text:p text:style-name="P43">Weißer Klappständer, schwarze Schrift: Echte Kartoffeln in jeder siebten Portion!</text:p>
          <text:list>
            <text:list-item>
              <text:p text:style-name="P43">Zielgruppe kann sich anscheinend keine AR-Brille leisten </text:p>
            </text:list-item>
          </text:list>
        </text:list-item>
        <text:list-item>
          <text:p text:style-name="P43">Verkäuferin: Mensch Ende 40, will wie 30 aussehen. Bei der Hitze der Friteuse hat die Schminke aber keine Chance. </text:p>
        </text:list-item>
        <text:list-item>
          <text:p text:style-name="P43">3 runde weiße Stehtische.</text:p>
          <text:list>
            <text:list-item>
              <text:p text:style-name="P43">Ein missmutiger Ork in Latzhose, der wohl keine Portion mit echten Kartoffeln erwischt hat </text:p>
            </text:list-item>
            <text:list-item>
              <text:p text:style-name="P16">Ein Elf im Anzug, der sich ein Glas Coke bestellt hat, eine riesige AR-Brille trägt, aber offensichtlich nicht hierher gehört. </text:p>
            </text:list-item>
          </text:list>
        </text:list-item>
      </text:list>
      <text:p text:style-name="P25">Der Typ im Anzug strahlt eine SIN aus, die auf einen "Nikolas Schmidt" läuft. Klarer Hinweis. Ihr sprecht ihn an.</text:p>
      <text:list xml:id="list1187255296" text:style-name="L18">
        <text:list-item>
          <text:p text:style-name="P44">Baupläne von Saeder-Krupp. </text:p>
        </text:list-item>
        <text:list-item>
          <text:p text:style-name="P44">Hochtief baut für die alle möglichen Sachen. </text:p>
        </text:list-item>
        <text:list-item>
          <text:p text:style-name="P44">Heute sind sie noch in so einem Security-Außenposten in Uentrop, bevor sie morgen in die Arkologie gebracht werden. </text:p>
        </text:list-item>
        <text:list-item>
          <text:p text:style-name="P44">Da werden nicht soo viele Hochtief-Sicherheitsleute sein, für Ablenkung ist gesorgt - abends ist ne Demonstration gegen ein Bauprojekt. </text:p>
        </text:list-item>
        <text:list-item>
          <text:p text:style-name="P17">Die Demonstration geht von 18:00-21:00. Wenn sie eskaliert, entweder länger oder kürzer. </text:p>
        </text:list-item>
      </text:list>
      <text:h text:style-name="P52" text:outline-level="2"/>
      <text:h text:style-name="P53" text:outline-level="2"><text:bookmark text:name="beinarbeit"/>Beinarbeit</text:h>
      <text:p text:style-name="P25">Sicherheits-Außenposten</text:p>
      <text:list xml:id="list2600743913" text:style-name="L19">
        <text:list-item>
          <text:p text:style-name="P45">Außenposten wie dieser sind dazu da, dass Security schnell vor Ort ist. Außerdem vermeidet man Single Points of Failure. </text:p>
        </text:list-item>
        <text:list-item>
          <text:p text:style-name="P45">In Uentrop steht eins der ältesten AKWs der ADL. Gehört mittlerweile S-K. Aber über diesen Außenposten? Nichts. </text:p>
        </text:list-item>
        <text:list-item>
          <text:p text:style-name="P45">Früher war es ein Polizeibüro, aber Hochtief hat den Auftrag bekommen. Hochtief hat es der Polizei i-wann abgekauft, für einen Bruchteil des Baupreises. </text:p>
        </text:list-item>
        <text:list-item>
          <text:p text:style-name="P18">Hochtief hat nach dem abkaufen noch etwas Schnickschnack eingebaut, aber Handwerker reden nicht über sowas. Hochtief behandelt sie gut. </text:p>
        </text:list-item>
      </text:list>
      <text:p text:style-name="P25">Hochtief Security</text:p>
      <text:list xml:id="list645545135" text:style-name="L20">
        <text:list-item>
          <text:p text:style-name="P46">Ist eine Unterabteilung von Hochtief. </text:p>
        </text:list-item>
        <text:list-item>
          <text:p text:style-name="P19">Sind mit der Absicherung von Bauvorhaben und Konzerneigentum, aber auch mit der persönlichen Sicherheit von Execs und einigen Stararchitekten betreut. </text:p>
        </text:list-item>
      </text:list>
      <text:p text:style-name="P25">Aufruf zur Demonstration vor Hochtief:</text:p>
      <text:p text:style-name="P54"><text:span text:style-name="Source_20_Text">Am Samstag rufen wir zu Protesten vor der Hochtief-Zentrale auf! Bis vor kurzem</text:span></text:p>
      <text:p text:style-name="P54"><text:span text:style-name="Source_20_Text">hatten die noch unsere Freund/innen von der Waldbesetzung im Pentlinger Holz in</text:span></text:p>
      <text:p text:style-name="P54"><text:span text:style-name="Source_20_Text">ihrer Gewalt. Jetzt sind sie draußen, aber immer noch hunderte andere drinnen.</text:span></text:p>
      <text:p text:style-name="P54"><text:span text:style-name="Source_20_Text">Wir wollen die Freheit für alle Konzern-Gefangenen!</text:span></text:p>
      <text:p text:style-name="P54"/>
      <text:p text:style-name="P54"><text:span text:style-name="Source_20_Text">Wir mobilisieren für Kleingruppenaktionen: Kommt am Samstag als Bezugsgruppen</text:span></text:p>
      <text:p text:style-name="P54"><text:span text:style-name="Source_20_Text">vor die Arkologie, reagiert flexibel auf die Polizei und macht genug Lärm, um</text:span></text:p>
      <text:p text:style-name="P54"><text:span text:style-name="Source_20_Text">eure Botschaften zu den Leuten hinter den Glasscheiben zu bringen!</text:span></text:p>
      <text:p text:style-name="P54"/>
      <text:p text:style-name="P54"><text:span text:style-name="Source_20_Text">Um 18 Uhr wird es eine angemeldete Kundgebung auf der Rochus-straße geben,</text:span></text:p>
      <text:p text:style-name="P54"><text:span text:style-name="Source_20_Text">direkt gegenüber dem Haupteingang. Dort wird ein Lauti stehen, und es wird</text:span></text:p>
      <text:p text:style-name="P54"><text:span text:style-name="Source_20_Text">ein Konzert geben. Kommt alle zu Hochtief – zeigen wir den Gefangenen, dass</text:span></text:p>
      <text:p text:style-name="P56"><text:span text:style-name="Source_20_Text">wir sie nicht vergessen!</text:span></text:p>
      <text:h text:style-name="P52" text:outline-level="2"/>
      <text:h text:style-name="P53" text:outline-level="2"><text:bookmark text:name="der-security-au-enposten"/>Der Security-Außenposten</text:h>
      <text:p text:style-name="P25">Uentrop</text:p>
      <text:list xml:id="list3046451356" text:style-name="L21">
        <text:list-item>
          <text:p text:style-name="P47">Kühltürme ragen hinter dem Dorf auf </text:p>
        </text:list-item>
        <text:list-item>
          <text:p text:style-name="P47">Dorf steht kurz davor, vom Rhein-Ruhr-Plex verschluckt zu werden </text:p>
        </text:list-item>
        <text:list-item>
          <text:p text:style-name="P47">Gleichzeitig sind noch einige alte Häuser übrig, teilweise verfallen. </text:p>
        </text:list-item>
        <text:list-item>
          <text:p text:style-name="P47">Vor einem Altbau aus dem 20. Jahrhundert sitzt ein Rentner und raucht Pfeife. Er sieht nicht, dass er direkt in einer AR-Reklame sitzt. Bei der Baustelle neben seinem Haus soll anscheinend ein Sarghotel errichtet werden. </text:p>
        </text:list-item>
        <text:list-item>
          <text:p text:style-name="P47">Es sind kaum Leute auf der Straße. Hier wohnen nicht so viele, und die Arbeiter haben frei. </text:p>
        </text:list-item>
        <text:list-item>
          <text:p text:style-name="P20">Der Sicherheitsaußenposten ist am Stadtrand, am anderen Ende als das Kraftwerk. </text:p>
        </text:list-item>
      </text:list>
      <text:h text:style-name="P57" text:outline-level="3"><text:bookmark text:name="eingangshalle"/>Eingangshalle</text:h>
      <text:list xml:id="list3189503489" text:style-name="L22">
        <text:list-item>
          <text:p text:style-name="P48">Eine Theke, hinter der 2 Secus stehen. Hinter ihnen führt eine Tür weg </text:p>
        </text:list-item>
        <text:list-item>
          <text:p text:style-name="P48">An der linken Wand sind Plastikstühle, darauf sitzt 1 Secu </text:p>
        </text:list-item>
        <text:list-item>
          <text:p text:style-name="P21">rechts in der Ecke ist eine Tür </text:p>
        </text:list-item>
      </text:list>
      <text:h text:style-name="P57" text:outline-level="3"><text:bookmark text:name="aufenthaltsraum-"/>Aufenthaltsraum.</text:h>
      <text:p text:style-name="P25">Wahrnehmungsprobe. Danach Beschreibung:</text:p>
      <text:list xml:id="list902704672" text:style-name="L23">
        <text:list-item>
          <text:p text:style-name="P49">Zwei Tische stehen in der Mitte, auf einem liegen ein paar altmodische Würfel. </text:p>
        </text:list-item>
        <text:list-item>
          <text:p text:style-name="P49">1 Tür nach hinten </text:p>
        </text:list-item>
        <text:list-item>
          <text:p text:style-name="P49">2 Gittertüren</text:p>
          <text:list>
            <text:list-item>
              <text:p text:style-name="P49">(1) hinter einer sitzt ein Gefangener </text:p>
            </text:list-item>
          </text:list>
        </text:list-item>
        <text:list-item>
          <text:p text:style-name="P49">1 riesige Stahltür mit einem Magschloss (Stufe 4) </text:p>
        </text:list-item>
        <text:list-item>
          <text:p text:style-name="P49">(3) in der Ecke hängt ein alter Sicherungskasten </text:p>
        </text:list-item>
        <text:list-item>
          <text:p text:style-name="P22">(5) An der Decke sind zwei Ansammlungen kleiner Löcher </text:p>
        </text:list-item>
      </text:list>
      <text:p text:style-name="P25">Der Nomade sitzt in seiner Zelle und kämpft mit Kopfschmerzen. Der Konzernmagier blockiert seine Magie, deswegen kann er nicht zaubern. Im Falle eines Gefechts versteckt er sich möglichst weit hinten in der Zelle.</text:p>
      <text:p text:style-name="Text_20_body">Wenn der Magier stirbt, kann der Nomade wieder normal zaubern. Dann hat er auch den Mut, sich den Runnern zu zeigen. Er wird sie bitten, ihn freizulassen, und erzählt ihnen, warum er drin ist. Wenn sie nicht wollen, versucht er, sie mit Informationen zu locken; Erst wenn sie ihn freigelassen haben, sagt er ihnen, dass sie den Alarm deaktivieren müssen, bevor sie die Tür öffnen. Wenn das alles nicht fruchtet, versucht er, sie mit dem Beeinflussen-Zauber zu überzeugen.</text:p>
      <text:h text:style-name="P57" text:outline-level="3"><text:bookmark text:name="sicherheitsraum"/>Sicherheitsraum</text:h>
      <text:p text:style-name="P25">Im Sicherheitsraum steht ein Tisch und ein längeres Regal.</text:p>
      <text:p text:style-name="P25">Auf dem Tisch liegen einige Datensticks. Sie sind beschriftet mit den Namen verschiedener Gebäude und Bauprojekte.</text:p>
      <text:p text:style-name="P25">Im Regal liegen noch andere interessante Gegenstände:</text:p>
      <text:list xml:id="list3912746729" text:style-name="L24">
        <text:list-item>
          <text:p text:style-name="P50">10 kg Plastiksprengstoff </text:p>
        </text:list-item>
        <text:list-item>
          <text:p text:style-name="P50">3 Sprengkapseln </text:p>
        </text:list-item>
        <text:list-item>
          <text:p text:style-name="P50">Werkzeugkiste </text:p>
        </text:list-item>
        <text:list-item>
          <text:p text:style-name="P50">2 Universal-Schalldämpfer </text:p>
        </text:list-item>
        <text:list-item>
          <text:p text:style-name="P50">Tragbarer Geigerzähler Stufe 3 </text:p>
        </text:list-item>
        <text:list-item>
          <text:p text:style-name="P50"><text:soft-page-break/>synthetischer Cyberarm</text:p>
          <text:list>
            <text:list-item>
              <text:p text:style-name="P50">Ges+3 </text:p>
            </text:list-item>
            <text:list-item>
              <text:p text:style-name="P23">Schockhand </text:p>
            </text:list-item>
          </text:list>
        </text:list-item>
      </text:list>
      <text:h text:style-name="P57" text:outline-level="3"><text:bookmark text:name="security"/>Security</text:h>
      <text:p text:style-name="P25">In der Eingangshalle sitzen 3 Secus und spielen Ansprechpartner, bzw haben Bürokratiedienst. In dem Gang dahinter unterhalten sich gerade zwei Secus über City Brawl, einer von ihnen hat ein RPK SMG. Im Aufenthaltsraum sitzen 5 Secus und der Sicherheitsmagier. Drei von ihnen spielen Würfel. Im Gang davor hält 1 Secu an der Tür Wache.</text:p>
      <text:p text:style-name="P25">Wenn man die Tür zwischen Sicherheitsraum und Aufenthaltsraum öffnet, strömt Neuro-Stun X in den Aufenthaltsraum und remote Alarm wird ausgelöst. Dann dauert es 3 Minuten, bis Verstärkung aus dem AKW da ist. Dieser Auslöser lässt sich jeweils für 1 Minute deaktivieren, indem man in dem Panel an der Wand im Aufenthaltsraum nen Schalter drückt. Den Schalter (Snooze Alarm) kann man auch von der Matrix aus kontrollieren.</text:p>
      <text:p text:style-name="P25">Neuro-Stun X ist ein Giftgas. Macht 15G Schaden, wirkt nach 1 Kampfrunde. Man kann mit Konstitution + Willenskraft widerstehen. Pro Kampfrunde wird eine neue Probe fällig, die Kraft des Toxins steigt jedes Mal um +1. Nach einer Minute ist das Gas verflüchtigt.</text:p>
      <text:p text:style-name="P25">Auf dem Host liegen unter anderem Akten über Aktivist/innen in der Gegend. Sie sind als Beziehungsnetz angeordnet. Die einzigen beiden, die in direktem Kontakt mit Radu stehen, sind Romina und Eichhörnchen.</text:p>
      <text:p text:style-name="P25">Stufe 4 6457 Host für Firmengeheimnisse</text:p>
      <text:list xml:id="list570612252" text:style-name="L25">
        <text:list-item>
          <text:p text:style-name="P51">IC</text:p>
          <text:list>
            <text:list-item>
              <text:p text:style-name="P51">Patrouille </text:p>
            </text:list-item>
            <text:list-item>
              <text:p text:style-name="P51">Aufspüren </text:p>
            </text:list-item>
            <text:list-item>
              <text:p text:style-name="P51">Killer </text:p>
            </text:list-item>
            <text:list-item>
              <text:p text:style-name="P51">Wirbel </text:p>
            </text:list-item>
            <text:list-item>
              <text:p text:style-name="P51">Marker </text:p>
            </text:list-item>
          </text:list>
        </text:list-item>
        <text:list-item>
          <text:p text:style-name="P51">Dateien</text:p>
          <text:list>
            <text:list-item>
              <text:p text:style-name="P51">Akten über Aktivist/innen (Stufe 2) </text:p>
            </text:list-item>
            <text:list-item>
              <text:p text:style-name="P51">Sicherheitshinweis Tür zum Sicherheitsraum (Stufe 4, Schleichfahrt) </text:p>
            </text:list-item>
          </text:list>
        </text:list-item>
        <text:list-item>
          <text:p text:style-name="P51">Geräte</text:p>
          <text:list>
            <text:list-item>
              <text:p text:style-name="P51">Vordertür Magschloss (Stufe 2) </text:p>
            </text:list-item>
            <text:list-item>
              <text:p text:style-name="P51">Storage Server (Stufe 3) </text:p>
            </text:list-item>
            <text:list-item>
              <text:p text:style-name="P51">Kameras (stufe 2) </text:p>
            </text:list-item>
            <text:list-item>
              <text:p text:style-name="P51">Tür zu Sicherheitsraum (Stufe 4) </text:p>
            </text:list-item>
            <text:list-item>
              <text:p text:style-name="P51">Zellentür 1 (Stufe 3) </text:p>
            </text:list-item>
            <text:list-item>
              <text:p text:style-name="P51">Zellentür 2 (Stufe 3) </text:p>
            </text:list-item>
            <text:list-item>
              <text:p text:style-name="P51">Snooze Alarm (Stufe 4, Schleichfahrt) </text:p>
            </text:list-item>
            <text:list-item>
              <text:p text:style-name="P24">Gasdüsen (Stufe 4, Schleichfahr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7:57:22.540855169</meta:creation-date>
    <meta:print-date>2019-01-08T18:06:21.937780389</meta:print-date>
    <dc:date>2019-01-08T20:18:30.218333782</dc:date>
    <meta:editing-duration>PT2H10M57S</meta:editing-duration>
    <meta:editing-cycles>1</meta:editing-cycles>
    <meta:document-statistic meta:table-count="0" meta:image-count="0" meta:object-count="0" meta:page-count="5" meta:paragraph-count="130" meta:word-count="1504" meta:character-count="9512" meta:non-whitespace-character-count="8144"/>
    <meta:generator>LibreOffice/6.0.7.3$Linux_X86_64 LibreOffice_project/00m0$Build-3</meta:generator>
  </office:meta>
</office:document-meta>
</file>